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style:font-name="Noto Sans Mono"/>
    </style:style>
    <style:style style:name="P3" style:family="paragraph" style:parent-style-name="Heading_20_3">
      <style:text-properties officeooo:paragraph-rsid="001b108b"/>
    </style:style>
    <style:style style:name="P4" style:family="paragraph" style:parent-style-name="Heading_20_3">
      <style:text-properties style:font-name="Noto Sans Mono"/>
    </style:style>
    <style:style style:name="P5" style:family="paragraph" style:parent-style-name="Horizontal_20_Line">
      <style:text-properties style:font-name="Noto Sans Mono"/>
    </style:style>
    <style:style style:name="P6" style:family="paragraph" style:parent-style-name="Standard">
      <style:text-properties style:font-name="Noto Sans Mono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officeooo:paragraph-rsid="001b108b"/>
    </style:style>
    <style:style style:name="P12" style:family="paragraph" style:parent-style-name="Text_20_body" style:list-style-name="L5"/>
    <style:style style:name="P13" style:family="paragraph" style:parent-style-name="Text_20_body" style:list-style-name="L8"/>
    <style:style style:name="P14" style:family="paragraph" style:parent-style-name="Text_20_body">
      <style:text-properties style:font-name="Noto Sans Mono"/>
    </style:style>
    <style:style style:name="P15" style:family="paragraph" style:parent-style-name="Text_20_body" style:list-style-name="L3">
      <style:text-properties style:font-name="Noto Sans Mono"/>
    </style:style>
    <style:style style:name="P16" style:family="paragraph" style:parent-style-name="Text_20_body" style:list-style-name="L4">
      <style:text-properties style:font-name="Noto Sans Mono"/>
    </style:style>
    <style:style style:name="P17" style:family="paragraph" style:parent-style-name="Text_20_body" style:list-style-name="L4">
      <style:text-properties style:font-name="Noto Sans Mono" officeooo:paragraph-rsid="001b108b"/>
    </style:style>
    <style:style style:name="P18" style:family="paragraph" style:parent-style-name="Text_20_body" style:list-style-name="L5">
      <style:text-properties style:font-name="Noto Sans Mono"/>
    </style:style>
    <style:style style:name="P19" style:family="paragraph" style:parent-style-name="Text_20_body" style:list-style-name="L6">
      <style:text-properties style:font-name="Noto Sans Mono"/>
    </style:style>
    <style:style style:name="P20" style:family="paragraph" style:parent-style-name="Text_20_body" style:list-style-name="L7">
      <style:text-properties style:font-name="Noto Sans Mono"/>
    </style:style>
    <style:style style:name="P21" style:family="paragraph" style:parent-style-name="Text_20_body">
      <style:text-properties style:font-name="Noto Sans Mono" officeooo:rsid="001b108b" officeooo:paragraph-rsid="001b108b"/>
    </style:style>
    <style:style style:name="P22" style:family="paragraph" style:parent-style-name="Text_20_body" style:list-style-name="L4">
      <style:text-properties style:font-name="Noto Sans Mono" officeooo:rsid="001b108b" officeooo:paragraph-rsid="001b108b"/>
    </style:style>
    <style:style style:name="P23" style:family="paragraph" style:parent-style-name="Text_20_body">
      <style:text-properties style:font-name="Noto Sans Mono" officeooo:paragraph-rsid="001b108b"/>
    </style:style>
    <style:style style:name="T1" style:family="text">
      <style:text-properties style:font-name="Noto Sans Mono"/>
    </style:style>
    <style:style style:name="T2" style:family="text">
      <style:text-properties style:font-name="Noto Sans Mono" officeooo:rsid="001b108b"/>
    </style:style>
    <style:style style:name="T3" style:family="text">
      <style:text-properties officeooo:rsid="001b108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108b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Documentation du Site Web</text:span></text:span></text:h>
      <text:h text:style-name="P2" text:outline-level="2"/>
      <text:h text:style-name="P2" text:outline-level="2">Introduction</text:h>
      <text:p text:style-name="P14">Bienvenue dans la documentation de votre site web. Cette documentation est conçue pour vous fournir toutes les informations nécessaires à l'utilisation du site ainsi que l'administration de son contenu. Elle contient des détails sur les technologies utilisées, les accès à l'interface d'administration et une FAQ pour vous aider à gérer votre site de manière optimale.</text:p>
      <text:p text:style-name="P5"/>
      <text:h text:style-name="Heading_20_2" text:outline-level="2"><text:span text:style-name="Strong_20_Emphasis"><text:span text:style-name="T1">1. Technologies Utilisées</text:span></text:span></text:h>
      <text:p text:style-name="P14">Voici <text:span text:style-name="T3">la liste</text:span> des principales technologies utilisées pour le développement du site :</text:p>
      <text:list xml:id="list3428186430" text:style-name="L1">
        <text:list-item>
          <text:p text:style-name="P7"><text:span text:style-name="Strong_20_Emphasis"><text:span text:style-name="T1">Frontend</text:span></text:span><text:span text:style-name="T1"> :</text:span></text:p>
          <text:list>
            <text:list-item>
              <text:p text:style-name="P7"><text:span text:style-name="Strong_20_Emphasis"><text:span text:style-name="T1">HTML5</text:span></text:span><text:span text:style-name="T1"> : Structure de la page web</text:span></text:p>
            </text:list-item>
            <text:list-item>
              <text:p text:style-name="P7"><text:span text:style-name="Strong_20_Emphasis"><text:span text:style-name="T1">CSS3</text:span></text:span><text:span text:style-name="T1"> : Styles et mise en page du site</text:span></text:p>
            </text:list-item>
            <text:list-item>
              <text:p text:style-name="P7"><text:span text:style-name="Strong_20_Emphasis"><text:span text:style-name="T1">JavaScript</text:span></text:span><text:span text:style-name="T1"> : Interactivité et comportement dynamique des éléments</text:span><text:span text:style-name="T2">œ</text:span></text:p>
            </text:list-item>
          </text:list>
        </text:list-item>
        <text:list-item>
          <text:p text:style-name="P7"><text:span text:style-name="Strong_20_Emphasis"><text:span text:style-name="T1">Backend</text:span></text:span><text:span text:style-name="T1"> :</text:span></text:p>
          <text:list>
            <text:list-item>
              <text:p text:style-name="P7"><text:span text:style-name="Strong_20_Emphasis"><text:span text:style-name="T1">PHP</text:span></text:span><text:span text:style-name="T1"> : Langage de programmation utilisé pour la logique serveur et la gestion des données</text:span></text:p>
            </text:list-item>
            <text:list-item>
              <text:p text:style-name="P7"><text:span text:style-name="Strong_20_Emphasis"><text:span text:style-name="T2">PostgreSQ</text:span></text:span><text:span text:style-name="Strong_20_Emphasis"><text:span text:style-name="T2">L</text:span></text:span><text:span text:style-name="T1"> : Système de gestion de bases de données relationnelles utilisé pour stocker les informations</text:span></text:p>
            </text:list-item>
          </text:list>
        </text:list-item>
        <text:list-item>
          <text:p text:style-name="P7"><text:span text:style-name="Strong_20_Emphasis"><text:span text:style-name="T1">Système de gestion de contenu (CMS)</text:span></text:span><text:span text:style-name="T1"> :</text:span></text:p>
          <text:list>
            <text:list-item>
              <text:p text:style-name="P7"><text:span text:style-name="Strong_20_Emphasis"><text:span text:style-name="T1">Backoffice personnalisé</text:span></text:span><text:span text:style-name="T1"> : Interface d'administration construite pour gérer facilement le contenu du site, </text:span><text:span text:style-name="T2">comme les pierres, les utilisateurs, la faq.</text:span></text:p>
            </text:list-item>
          </text:list>
        </text:list-item>
      </text:list>
      <text:p text:style-name="P5"/>
      <text:h text:style-name="Heading_20_2" text:outline-level="2"><text:soft-page-break/><text:span text:style-name="Strong_20_Emphasis"><text:span text:style-name="T1">2. Accès Administrateur</text:span></text:span></text:h>
      <text:h text:style-name="Heading_20_3" text:outline-level="3"><text:span text:style-name="Strong_20_Emphasis"><text:span text:style-name="T1">2.1 Logins et Mots de Passe</text:span></text:span></text:h>
      <text:p text:style-name="P14">Pour accéder à l'interface d'administration (backoffice) et gérer le contenu du site, vous avez les identifiants suivants :</text:p>
      <text:list xml:id="list3919807032" text:style-name="L2">
        <text:list-item>
          <text:p text:style-name="P8"><text:span text:style-name="Strong_20_Emphasis"><text:span text:style-name="T1">Identifiant Administrateur</text:span></text:span><text:span text:style-name="T1"> : </text:span><text:span text:style-name="T2">geo@geodex</text:span><text:span text:style-name="Source_20_Text"><text:span text:style-name="T1">.com</text:span></text:span></text:p>
        </text:list-item>
        <text:list-item>
          <text:p text:style-name="P8"><text:span text:style-name="Strong_20_Emphasis"><text:span text:style-name="T1">Mot de passe</text:span></text:span><text:span text:style-name="T1"> : </text:span><text:span text:style-name="Source_20_Text"><text:span text:style-name="T2">azertyui</text:span></text:span></text:p>
        </text:list-item>
      </text:list>
      <text:p text:style-name="Text_20_body"><text:span text:style-name="Strong_20_Emphasis"><text:span text:style-name="T1">Remarque :</text:span></text:span><text:span text:style-name="T1"> Il est fortement recommandé de changer le mot de passe dès votre première connexion pour des raisons de sécurité.</text:span></text:p>
      <text:p text:style-name="P5"/>
      <text:h text:style-name="Heading_20_2" text:outline-level="2"><text:span text:style-name="Strong_20_Emphasis"><text:span text:style-name="T1">3. Utilisation du Backoffice (Interface d'Administration)</text:span></text:span></text:h>
      <text:p text:style-name="P14">Le backoffice vous permet de gérer et de mettre à jour le contenu de votre site web de manière simple. Voici un guide pour vous aider à utiliser l'interface d'administration.</text:p>
      <text:h text:style-name="Heading_20_3" text:outline-level="3"><text:span text:style-name="Strong_20_Emphasis"><text:span text:style-name="T1">3.1 Accéder au Backoffice</text:span></text:span></text:h>
      <text:list xml:id="list2376948795" text:style-name="L3">
        <text:list-item>
          <text:p text:style-name="P9"><text:span text:style-name="T1">Rendez-vous à l'URL suivante : </text:span><text:span text:style-name="Source_20_Text"><text:span text:style-name="T1">https://</text:span></text:span><text:span text:style-name="Source_20_Text"><text:span text:style-name="T2">geodex</text:span></text:span><text:span text:style-name="Source_20_Text"><text:span text:style-name="T1">.com/admin</text:span></text:span></text:p>
        </text:list-item>
        <text:list-item>
          <text:p text:style-name="P15">Entrez votre identifiant et mot de passe pour vous connecter.</text:p>
        </text:list-item>
      </text:list>
      <text:h text:style-name="Heading_20_3" text:outline-level="3"><text:span text:style-name="Strong_20_Emphasis"><text:span text:style-name="T1">3.2 Gérer les Pierres</text:span></text:span></text:h>
      <text:p text:style-name="P14">Dans le backoffice, vous pouvez ajouter, modifier ou supprimer des pierres qui apparaissent sur le site. Voici comment procéder :</text:p>
      <text:list xml:id="list2141843046" text:style-name="L4">
        <text:list-item>
          <text:p text:style-name="P10"><text:span text:style-name="Strong_20_Emphasis"><text:span text:style-name="T1">Ajouter une Pierre</text:span></text:span><text:span text:style-name="T1"> :</text:span></text:p>
          <text:list>
            <text:list-item>
              <text:p text:style-name="P16">Cliquez sur "Ajouter une pierre".</text:p>
            </text:list-item>
            <text:list-item>
              <text:p text:style-name="P10"><text:span text:style-name="T1">Remplissez les champs nécessaires.</text:span></text:p>
            </text:list-item>
            <text:list-item>
              <text:p text:style-name="P16">Cliquez sur "Enregistrer" pour sauvegarder la pierre.</text:p>
            </text:list-item>
          </text:list>
        </text:list-item>
        <text:list-item>
          <text:p text:style-name="P10"><text:span text:style-name="Strong_20_Emphasis"><text:span text:style-name="T1">Modifier une Pierre</text:span></text:span><text:span text:style-name="T1"> :</text:span></text:p>
          <text:list>
            <text:list-item>
              <text:p text:style-name="P16">Accédez à la liste des pierres.</text:p>
            </text:list-item>
            <text:list-item>
              <text:p text:style-name="P16">Cliquez sur le bouton "Modifier" à côté de la pierre que vous souhaitez modifier.</text:p>
            </text:list-item>
            <text:list-item>
              <text:p text:style-name="P16"><text:soft-page-break/>Modifiez les champs nécessaires et cliquez sur "Mettre à jour".</text:p>
            </text:list-item>
          </text:list>
        </text:list-item>
        <text:list-item>
          <text:p text:style-name="P10"><text:span text:style-name="Strong_20_Emphasis"><text:span text:style-name="T1">Supprimer une Pierre</text:span></text:span><text:span text:style-name="T1"> :</text:span></text:p>
          <text:list>
            <text:list-item>
              <text:p text:style-name="P16">Accédez à la liste des pierres.</text:p>
            </text:list-item>
            <text:list-item>
              <text:p text:style-name="P16">Cliquez sur le bouton "Supprimer" à côté de la pierre que vous souhaitez supprimer.</text:p>
            </text:list-item>
          </text:list>
        </text:list-item>
      </text:list>
      <text:p text:style-name="P21">La partie pour modifier l’accueil permet uniquement de modifier, ajouter ou supprimer les pierres de rareté commune, celles qui sont affichées dans la page d’accueil du site. </text:p>
      <text:p text:style-name="P21">La partie pour modifier les pierres du géodex quant à elle permettent de modifier, ajouter ou supprimer toutes les pierres avec toutes les raretés différentes.</text:p>
      <text:h text:style-name="Heading_20_3" text:outline-level="3"><text:span text:style-name="Strong_20_Emphasis"><text:span text:style-name="T1">3.3 Gestion des Utilisateurs</text:span></text:span></text:h>
      <text:p text:style-name="P14">Dans le backoffice, vous pouvez également gérer les utilisateurs qui peuvent accéder au site. Vous pouvez ajouter, modifier ou supprimer des utilisateurs.</text:p>
      <text:list xml:id="list773347264" text:style-name="L5">
        <text:list-item>
          <text:p text:style-name="P12"><text:span text:style-name="Strong_20_Emphasis"><text:span text:style-name="T1">Ajouter un Utilisateur</text:span></text:span><text:span text:style-name="T1"> :</text:span></text:p>
          <text:list>
            <text:list-item>
              <text:p text:style-name="P18">Cliquez sur "Ajouter un utilisateur".</text:p>
            </text:list-item>
            <text:list-item>
              <text:p text:style-name="P18">Entrez les informations de l'utilisateur, y compris son nom, son email, et son rôle (par exemple : "Utilisateur" ou "Administrateur").</text:p>
            </text:list-item>
            <text:list-item>
              <text:p text:style-name="P18">Cliquez sur "Enregistrer".</text:p>
            </text:list-item>
          </text:list>
        </text:list-item>
        <text:list-item>
          <text:p text:style-name="P12"><text:span text:style-name="Strong_20_Emphasis"><text:span text:style-name="T1">Modifier un Utilisateur</text:span></text:span><text:span text:style-name="T1"> :</text:span></text:p>
          <text:list>
            <text:list-item>
              <text:p text:style-name="P18">Accédez à la liste des utilisateurs.</text:p>
            </text:list-item>
            <text:list-item>
              <text:p text:style-name="P18">Cliquez sur le bouton "Modifier" à côté de l'utilisateur que vous souhaitez modifier.</text:p>
            </text:list-item>
            <text:list-item>
              <text:p text:style-name="P18">Modifiez les informations et cliquez sur "Mettre à jour".</text:p>
            </text:list-item>
          </text:list>
        </text:list-item>
        <text:list-item>
          <text:p text:style-name="P12"><text:span text:style-name="Strong_20_Emphasis"><text:span text:style-name="T1">Supprimer un Utilisateur</text:span></text:span><text:span text:style-name="T1"> :</text:span></text:p>
          <text:list>
            <text:list-item>
              <text:p text:style-name="P18">Accédez à la liste des utilisateurs.</text:p>
            </text:list-item>
            <text:list-item>
              <text:p text:style-name="P18">Cliquez sur le bouton "Supprimer" à côté de l'utilisateur que vous souhaitez supprimer.</text:p>
            </text:list-item>
          </text:list>
        </text:list-item>
      </text:list>
      <text:p text:style-name="P21"><text:soft-page-break/>Il est également possible de changer un utilisateur normal en utilisateur admin, <text:span text:style-name="T4">lui donnant donc accès au backoffice et lui permettant de modifier les contenus du site.</text:span></text:p>
      <text:p text:style-name="P21"><text:span text:style-name="T4"/></text:p>
      <text:h text:style-name="P3" text:outline-level="3"><text:span text:style-name="Strong_20_Emphasis"><text:span text:style-name="T1">3.2 Gérer l</text:span></text:span><text:span text:style-name="Strong_20_Emphasis"><text:span text:style-name="T2">a faq</text:span></text:span></text:h>
      <text:p text:style-name="P23">Dans le backoffice, vous pouvez ajouter, modifier ou supprimer <text:span text:style-name="T3">les questions/réponses</text:span> qui <text:span text:style-name="T3">permettent aux utilisateurs de mieux comprendre votre site</text:span>. Voici comment procéder :</text:p>
      <text:list xml:id="list174301972147178" text:continue-list="list2141843046" text:style-name="L4">
        <text:list-item>
          <text:p text:style-name="P11"><text:span text:style-name="Strong_20_Emphasis"><text:span text:style-name="T1">Ajouter une </text:span></text:span><text:span text:style-name="Strong_20_Emphasis"><text:span text:style-name="T2">faq</text:span></text:span><text:span text:style-name="T1"> :</text:span></text:p>
          <text:list>
            <text:list-item>
              <text:p text:style-name="P17">Cliquez sur "Ajouter une <text:span text:style-name="T3">faq</text:span>".</text:p>
            </text:list-item>
            <text:list-item>
              <text:p text:style-name="P11"><text:span text:style-name="T1">Remplissez les champs nécessaires.</text:span></text:p>
            </text:list-item>
            <text:list-item>
              <text:p text:style-name="P17"><text:span text:style-name="T5">Cliquez sur "Enregistrer" pour sauvegarder la question/réponse.</text:span></text:p>
            </text:list-item>
          </text:list>
        </text:list-item>
        <text:list-item>
          <text:p text:style-name="P11"><text:span text:style-name="Strong_20_Emphasis"><text:span text:style-name="T1">Modifier </text:span></text:span><text:span text:style-name="Strong_20_Emphasis"><text:span text:style-name="T2">une faq</text:span></text:span><text:span text:style-name="T1"> :</text:span></text:p>
          <text:list>
            <text:list-item>
              <text:p text:style-name="P17">Accédez à la liste des <text:span text:style-name="T3">faq</text:span>.</text:p>
            </text:list-item>
            <text:list-item>
              <text:p text:style-name="P17">Cliquez sur le bouton "Modifier" à côté de <text:span text:style-name="T3">la faq</text:span> que vous souhaitez modifier.</text:p>
            </text:list-item>
            <text:list-item>
              <text:p text:style-name="P17">Modifiez les informations et cliquez sur "Mettre à jour".</text:p>
            </text:list-item>
          </text:list>
        </text:list-item>
        <text:list-item>
          <text:p text:style-name="P11"><text:span text:style-name="Strong_20_Emphasis"><text:span text:style-name="T1">Supprimer </text:span></text:span><text:span text:style-name="Strong_20_Emphasis"><text:span text:style-name="T2">une faq</text:span></text:span><text:span text:style-name="T1"> :</text:span></text:p>
          <text:list>
            <text:list-item>
              <text:p text:style-name="P17">Accédez à la liste des <text:span text:style-name="T3">faq</text:span>.</text:p>
            </text:list-item>
            <text:list-item>
              <text:p text:style-name="P22"><text:span text:style-name="T4">Cliquez sur le bouton "Supprimer" à côté de la faq que vous souhaitez supprimer.</text:span></text:p>
            </text:list-item>
          </text:list>
        </text:list-item>
      </text:list>
      <text:p text:style-name="P5"/>
      <text:h text:style-name="Heading_20_2" text:outline-level="2"><text:span text:style-name="Strong_20_Emphasis"><text:span text:style-name="T1">4. FAQ - Questions Fréquentes</text:span></text:span></text:h>
      <text:h text:style-name="P4" text:outline-level="3"><text:span text:style-name="Strong_20_Emphasis"><text:span text:style-name="T1"/></text:span></text:h>
      <text:h text:style-name="Heading_20_3" text:outline-level="3"><text:span text:style-name="Strong_20_Emphasis"><text:span text:style-name="T1">4.</text:span></text:span><text:span text:style-name="Strong_20_Emphasis"><text:span text:style-name="T2">1</text:span></text:span><text:span text:style-name="Strong_20_Emphasis"><text:span text:style-name="T1"> Comment ajouter une nouvelle section à la page d'accueil ?</text:span></text:span></text:h>
      <text:p text:style-name="P14">Actuellement, le site ne permet pas l'ajout de sections via le backoffice. Toute modification structurelle du site (ajout de <text:soft-page-break/>nouvelles sections, pages ou fonctionnalités) nécessite une intervention du développeur.</text:p>
      <text:h text:style-name="Heading_20_3" text:outline-level="3"><text:span text:style-name="Strong_20_Emphasis"><text:span text:style-name="T1">4.</text:span></text:span><text:span text:style-name="Strong_20_Emphasis"><text:span text:style-name="T2">2</text:span></text:span><text:span text:style-name="Strong_20_Emphasis"><text:span text:style-name="T1"> Que faire si une image ne s'affiche pas correctement ?</text:span></text:span></text:h>
      <text:p text:style-name="P14">Si une image ne s'affiche pas correctement :</text:p>
      <text:list xml:id="list957532234" text:style-name="L7">
        <text:list-item>
          <text:p text:style-name="P20">Vérifiez le format de l'image (les formats recommandés sont .jpg, .png, .jpeg).</text:p>
        </text:list-item>
        <text:list-item>
          <text:p text:style-name="P20">Vérifiez que le fichier image n'est pas trop lourd (idéalement moins de 2 Mo).</text:p>
        </text:list-item>
        <text:list-item>
          <text:p text:style-name="P20">Si le problème persiste, contactez le support technique.</text:p>
        </text:list-item>
      </text:list>
      <text:p text:style-name="P5"/>
      <text:h text:style-name="Heading_20_2" text:outline-level="2"><text:span text:style-name="Strong_20_Emphasis"><text:span text:style-name="T1">5. Support Technique</text:span></text:span></text:h>
      <text:p text:style-name="P14">Si vous avez besoin d'assistance technique ou avez des questions supplémentaires concernant l'utilisation du site, vous pouvez contacter le support à l'adresse suivante :</text:p>
      <text:list xml:id="list139227272" text:style-name="L8">
        <text:list-item>
          <text:p text:style-name="P13"><text:span text:style-name="Strong_20_Emphasis"><text:span text:style-name="T1">Email</text:span></text:span><text:span text:style-name="T1"> : </text:span><text:span text:style-name="T2">email_de_futur_dev@payant</text:span><text:span text:style-name="T1">.com</text:span></text:p>
        </text:list-item>
        <text:list-item>
          <text:p text:style-name="P13"><text:span text:style-name="Strong_20_Emphasis"><text:span text:style-name="T1">Téléphone</text:span></text:span><text:span text:style-name="T1"> : 01 23 45 67 89</text:span></text:p>
        </text:list-item>
      </text:list>
      <text:p text:style-name="P5"/>
      <text:h text:style-name="Heading_20_2" text:outline-level="2"><text:span text:style-name="Strong_20_Emphasis"><text:span text:style-name="T1">6. Sécurité et Sauvegardes</text:span></text:span></text:h>
      <text:p text:style-name="P14">Le site est <text:span text:style-name="T3">(devra être)</text:span>protégé par un certificat SSL pour garantir que toutes les communications sont sécurisées. De plus, des sauvegardes régulières du site sont effectuées pour garantir que les données sont sécurisées.</text:p>
      <text:p text:style-name="P5"/>
      <text:h text:style-name="P2" text:outline-level="2">Conclusion</text:h>
      <text:p text:style-name="P14">Cette documentation vous permettra de gérer efficacement votre site web. Si vous avez des questions supplémentaires ou avez besoin d'aide, n'hésitez pas à nous contacter. Nous sommes là pour vous assister !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7:30:11.156277090</meta:creation-date>
    <dc:date>2025-04-07T17:43:00.899787570</dc:date>
    <meta:editing-duration>PT1M43S</meta:editing-duration>
    <meta:editing-cycles>1</meta:editing-cycles>
    <meta:document-statistic meta:table-count="0" meta:image-count="0" meta:object-count="0" meta:page-count="5" meta:paragraph-count="83" meta:word-count="929" meta:character-count="5692" meta:non-whitespace-character-count="4896"/>
    <meta:generator>LibreOffice/7.3.7.2$Linux_X86_64 LibreOffice_project/30$Build-2</meta:generator>
  </office:meta>
</office:document-meta>
</file>